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" style:family="table">
      <style:table-properties style:width="17.011cm" fo:margin-left="0cm" fo:margin-right="-0.012cm" table:align="margins"/>
    </style:style>
    <style:style style:name="tabDecompte.A" style:family="table-column">
      <style:table-column-properties style:column-width="8.52cm" style:rel-column-width="4830*"/>
    </style:style>
    <style:style style:name="tabDecompte.B" style:family="table-column">
      <style:table-column-properties style:column-width="2.752cm" style:rel-column-width="1560*"/>
    </style:style>
    <style:style style:name="tabDecompte.C" style:family="table-column">
      <style:table-column-properties style:column-width="2.17cm" style:rel-column-width="1230*"/>
    </style:style>
    <style:style style:name="tabDecompte.D" style:family="table-column">
      <style:table-column-properties style:column-width="1.236cm" style:rel-column-width="701*"/>
    </style:style>
    <style:style style:name="tabDecompte.E" style:family="table-column">
      <style:table-column-properties style:column-width="2.334cm" style:rel-column-width="1323*"/>
    </style:style>
    <style:style style:name="tabDecompte.A1" style:family="table-cell">
      <style:table-cell-properties fo:background-color="transparent" fo:padding="0cm" fo:border="none">
        <style:background-image/>
      </style:table-cell-properties>
    </style:style>
    <style:style style:name="tabDecompte.D4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.199cm" fo:margin-bottom="0.049cm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style:font-size-asian="11pt" style:font-name-complex="Arial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normal" fo:background-color="transparent" style:font-size-asian="11pt" style:font-weight-asian="normal" style:font-name-complex="Arial" style:font-size-complex="11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" table:style-name="tabDecompte">
        <table:table-column table:style-name="tabDecompte.A"/>
        <table:table-column table:style-name="tabDecompte.B"/>
        <table:table-column table:style-name="tabDecompte.C"/>
        <table:table-column table:style-name="tabDecompte.D"/>
        <table:table-column table:style-name="tabDecompte.E"/>
        <table:table-row>
          <table:table-cell table:style-name="tabDecompte.A1" office:value-type="string">
            <text:p text:style-name="P2">%=decompt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4"/>
          </table:table-cell>
        </table:table-row>
        <table:table-row>
          <table:table-cell table:style-name="tabDecompte.A1" office:value-type="string">
            <text:p text:style-name="P5"><text:span text:style-name="T2">%{retro}%</text:span>%=retro=%</text:p>
          </table:table-cell>
          <table:table-cell table:style-name="tabDecompte.A1" office:value-type="string">
            <text:p text:style-name="P3">%=nombreMois=%</text:p>
          </table:table-cell>
          <table:table-cell table:style-name="tabDecompte.A1" office:value-type="string">
            <text:p text:style-name="P3"><text:s/>%=montantMensuel=%</text:p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6">%=montantRetro=%</text:p>
          </table:table-cell>
        </table:table-row>
        <table:table-row>
          <table:table-cell table:style-name="tabDecompte.A1" office:value-type="string">
            <text:p text:style-name="P5"><text:span text:style-name="T2">%{future}%</text:span>%=futur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4">%=montantFuture=%</text:p>
          </table:table-cell>
        </table:table-row>
        <table:table-row>
          <table:table-cell table:style-name="tabDecompte.A1" office:value-type="string">
            <text:p text:style-name="P8"><text:span text:style-name="T1">%{compensationAvance}%</text:span>%=avance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D4" office:value-type="string">
            <text:p text:style-name="P10">%=chf=%</text:p>
          </table:table-cell>
          <table:table-cell table:style-name="tabDecompte.D4" office:value-type="string">
            <text:p text:style-name="P10">%=montantAvance=%</text:p>
          </table:table-cell>
        </table:table-row>
        <table:table-row>
          <table:table-cell table:style-name="tabDecompte.A1" office:value-type="string">
            <text:p text:style-name="P8"><text:span text:style-name="T1">%{total}%</text:span>%=total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10">%=chf=%</text:p>
          </table:table-cell>
          <table:table-cell table:style-name="tabDecompte.A1" office:value-type="string">
            <text:p text:style-name="P7">%=montant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11-23T11:05:36.39</dc:date>
    <meta:editing-cycles>31</meta:editing-cycles>
    <meta:editing-duration>PT44M53S</meta:editing-duration>
    <meta:document-statistic meta:table-count="1" meta:image-count="0" meta:object-count="0" meta:page-count="1" meta:paragraph-count="15" meta:word-count="15" meta:character-count="227"/>
    <meta:user-defined meta:name="Info 1"/>
    <meta:user-defined meta:name="Info 2"/>
    <meta:user-defined meta:name="Info 3"/>
    <meta:user-defined meta:name="Info 4"/>
  </office:meta>
</office:document-meta>
</file>